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aab9" officeooo:paragraph-rsid="0011aab9"/>
    </style:style>
    <style:style style:name="P2" style:family="paragraph" style:parent-style-name="Standard">
      <style:paragraph-properties fo:text-align="start" style:justify-single-word="false"/>
      <style:text-properties officeooo:rsid="0011aab9" officeooo:paragraph-rsid="0011aab9"/>
    </style:style>
    <style:style style:name="P3" style:family="paragraph" style:parent-style-name="Standard">
      <style:text-properties fo:font-size="11pt" officeooo:rsid="0011aab9" officeooo:paragraph-rsid="0011aab9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rsid="0011aab9" officeooo:paragraph-rsid="0011aab9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TES</text:p>
      <text:p text:style-name="P1"><text:span text:style-name="T1">Assignment 1 <text:s/>Report</text:span></text:p>
      <text:p text:style-name="P2">By: Shashank Karkar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ank karkare</meta:initial-creator>
    <meta:creation-date>2014-02-09T15:29:24.700408593</meta:creation-date>
    <dc:date>2014-02-09T15:31:02.588239092</dc:date>
    <dc:creator>shashank karkare</dc:creator>
    <meta:editing-duration>P0D</meta:editing-duration>
    <meta:editing-cycles>1</meta:editing-cycles>
    <meta:document-statistic meta:table-count="0" meta:image-count="0" meta:object-count="0" meta:page-count="1" meta:paragraph-count="3" meta:word-count="7" meta:character-count="44" meta:non-whitespace-character-count="39"/>
    <meta:generator>LibreOffice/4.1.3.2$Linux_X86_64 LibreOffice_project/410m0$Build-2</meta:generator>
  </office:meta>
</office:document-meta>
</file>